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  <style:text-properties officeooo:paragraph-rsid="000cdda1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c6a32" style:font-size-asian="14pt" style:font-size-complex="14pt"/>
    </style:style>
    <style:style style:name="P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cdda1" style:font-size-asian="14pt" style:font-size-complex="14pt"/>
    </style:style>
    <style:style style:name="P6" style:family="paragraph" style:parent-style-name="Standard" style:master-page-name="">
      <style:paragraph-properties fo:line-height="150%" style:page-number="auto" style:writing-mode="page">
        <style:tab-stops>
          <style:tab-stop style:position="4.941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 style:master-page-name="">
      <style:paragraph-properties fo:line-height="150%" style:page-number="auto" style:writing-mode="page">
        <style:tab-stops>
          <style:tab-stop style:position="4.972cm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 style:master-page-name="">
      <style:paragraph-properties fo:line-height="150%" style:page-number="auto" style:writing-mode="page">
        <style:tab-stops>
          <style:tab-stop style:position="4.992cm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>
        <style:tab-stops>
          <style:tab-stop style:position="4.948cm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</style:style>
    <style:style style:name="P1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5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92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style:font-size-asian="14pt" style:font-size-complex="14pt"/>
    </style:style>
    <style:style style:name="P93" style:family="paragraph" style:parent-style-name="Standard">
      <style:paragraph-properties fo:margin-left="0cm" fo:margin-right="0cm" fo:line-height="150%" fo:text-indent="0.635cm" style:auto-text-indent="false" style:writing-mode="page"/>
    </style:style>
    <style:style style:name="P94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96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style:font-size-asian="14pt" style:font-size-complex="14pt"/>
    </style:style>
    <style:style style:name="P97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9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3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114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115" style:family="paragraph" style:parent-style-name="Standard">
      <style:paragraph-properties fo:line-height="150%" style:writing-mode="page"/>
      <style:text-properties style:font-name="Arial" fo:font-size="14pt" officeooo:paragraph-rsid="000c6a32" style:font-size-asian="14pt" style:font-size-complex="14pt"/>
    </style:style>
    <style:style style:name="P116" style:family="paragraph" style:parent-style-name="Standard">
      <style:paragraph-properties fo:line-height="150%" style:writing-mode="page"/>
      <style:text-properties style:font-name="Arial" fo:font-size="14pt" officeooo:paragraph-rsid="000cdda1" style:font-size-asian="14pt" style:font-size-complex="14pt"/>
    </style:style>
    <style:style style:name="P117" style:family="paragraph" style:parent-style-name="Standard">
      <style:paragraph-properties fo:line-height="150%" style:writing-mode="page">
        <style:tab-stops>
          <style:tab-stop style:position="4.941cm"/>
        </style:tab-stops>
      </style:paragraph-properties>
      <style:text-properties style:font-name="Arial" fo:font-size="14pt" style:font-size-asian="14pt" style:font-size-complex="14pt"/>
    </style:style>
    <style:style style:name="P118" style:family="paragraph" style:parent-style-name="Standard">
      <style:paragraph-properties fo:line-height="150%" style:writing-mode="page">
        <style:tab-stops>
          <style:tab-stop style:position="4.972cm"/>
        </style:tab-stops>
      </style:paragraph-properties>
      <style:text-properties style:font-name="Arial" fo:font-size="14pt" style:font-size-asian="14pt" style:font-size-complex="14pt"/>
    </style:style>
    <style:style style:name="P119" style:family="paragraph" style:parent-style-name="Standard">
      <style:paragraph-properties fo:line-height="150%" style:writing-mode="page">
        <style:tab-stops>
          <style:tab-stop style:position="4.992cm"/>
        </style:tab-stops>
      </style:paragraph-properties>
      <style:text-properties style:font-name="Arial" fo:font-size="14pt" style:font-size-asian="14pt" style:font-size-complex="14pt"/>
    </style:style>
    <style:style style:name="P120" style:family="paragraph" style:parent-style-name="Standard">
      <style:paragraph-properties fo:line-height="150%" style:writing-mode="page">
        <style:tab-stops>
          <style:tab-stop style:position="4.948cm"/>
        </style:tab-stops>
      </style:paragraph-properties>
      <style:text-properties style:font-name="Arial" fo:font-size="14pt" style:font-size-asian="14pt" style:font-size-complex="14pt"/>
    </style:style>
    <style:style style:name="P121" style:family="paragraph" style:parent-style-name="Standard">
      <style:paragraph-properties fo:line-height="150%" style:writing-mode="page"/>
      <style:text-properties officeooo:paragraph-rsid="000cdda1"/>
    </style:style>
    <style:style style:name="P122" style:family="paragraph" style:parent-style-name="Standard" style:list-style-name="" style:master-page-name="PageStyle0">
      <style:paragraph-properties fo:line-height="150%" style:page-number="auto" style:writing-mode="page"/>
      <style:text-properties style:font-name="Arial" fo:font-size="14pt" officeooo:rsid="000c6a32" officeooo:paragraph-rsid="000c6a32" style:font-size-asian="14pt" style:font-size-complex="14pt"/>
    </style:style>
    <style:style style:name="P12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26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0c6a32" style:font-size-asian="14pt" style:font-size-complex="14pt"/>
    </style:style>
    <style:style style:name="T3" style:family="text">
      <style:text-properties style:font-name="Arial" fo:font-size="14pt" officeooo:rsid="000cdda1" style:font-size-asian="14pt" style:font-size-complex="14pt"/>
    </style:style>
    <style:style style:name="T4" style:family="text">
      <style:text-properties officeooo:rsid="000c6a32"/>
    </style:style>
    <style:style style:name="T5" style:family="text">
      <style:text-properties officeooo:rsid="000cdda1"/>
    </style:style>
    <style:style style:name="T6" style:family="text">
      <style:text-properties style:font-name="Arial1" officeooo:rsid="000cdda1" style:font-name-asian="Arial1" style:font-name-complex="Arial1"/>
    </style:style>
    <style:style style:name="Sect1" style:family="section">
      <style:section-properties fo:margin-left="2.54cm" fo:margin-right="8.659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22" text:outline-level="1">Milan Ferko</text:h>
        <text:h text:style-name="P114" text:outline-level="1"><text:bookmark-start text:name="bookmark0"/>Družstevné dožinky<text:bookmark-end text:name="bookmark0"/></text:h>
        <text:h text:style-name="P97" text:outline-level="5"><text:bookmark-start text:name="bookmark1"/>Pásmo spevu a tancov<text:bookmark-end text:name="bookmark1"/></text:h>
        <text:p text:style-name="P3"/>
        <text:p text:style-name="P11">Súdružky, súdruhovia!</text:p>
        <text:p text:style-name="P11">Dožinkové oslavy v tomto roku majú mimoriadne veľ­ký význam. Významné budú <text:span text:style-name="T4">p</text:span>reto, že budú mierovými dožinkami, ktoré vyjadria radosť našich malých a stredných roľníkov z rýchleho organizovaného prevedenia ža­tevných a mlatebn<text:span text:style-name="T4">ý</text:span>ch prác v JRD a stanú sa pre nich masovým nástupom do zavádzania celoobecných spoloč­ných osevných postupov a do spoločného obrábania pôdy v rámci JRD.</text:p>
        <text:p text:style-name="P11">Roľnícky ľud bude tu bilancovať svoju doterajšiu prá­cu a skúsenosti pri organizovaní spoločných prác v žatve, mlatbe, výkupe obilia a súťaže JRD.</text:p>
        <text:p text:style-name="P11">Dožinkové slávnosti stanú sa veľkou manifestáciou mieru, kde odpoveďou našich roľníkov americkým im­perialistom bude vyjadrenie bratskej solidarity s hrdin­ským bojom kórejského ľudu novými pracovnými záväz­kami.</text:p>
        <text:p text:style-name="P11">Súčasne stanú sa nástupom našich roľníkov za spoloč­né organizovanie jesenných prác a za prevádzanie prija­tých plánov a záväzkov JRD. Naša roľnícka mládež, ktorej vzorom je hrdinská mládež sovietskych dedín, stala sa vý­znamným <text:soft-page-break/>pomocníkom pri spoločných žatevných prácach. Na dožinkových slávnostiach bude svojím nadšením, ra­dosťou, spevom a tancom vyjadrovať vďaku našej vláde a KS<text:span text:style-name="T4">Č</text:span> za svoj šťastný život na dedine, za lepšiu a ra­dostnejšiu prácu v poľnohospodárstve za pomoci najmo­dernejších strojov. Roľnícka mládež správne chápe, že len organizovaná spoločná práca môže prácu urobiť vecou cti, slávy a zrodiť na dedine stovky a tisícky hrdinov. Sú­ťaženie pracovných skupín mládeže v žatve a mlatbe s pracovnými skupinami starších a výsledky súťaže nám túto skutočnosť potvrdzujú.</text:p>
        <text:p text:style-name="P11">Radostný spev a tanec našich roľníckych chlapcov a dievčat, traktoristov a mladých úderníkov zo Štátnych majetkov v dožinkových sprievodoch budú zrkadlom šťastia, ktorého sa dostáva roľníckej mládeži v našej ľu­dovodemokratickej republike. Naša mládež veľmi rýchle chápe, čo znamená spoločná práca za pomoci traktorov, kombajnov a samoviaza<text:span text:style-name="T4">č</text:span>ov a preto pomôže urobiť z do­žinkových slávností manifestáciu mladosti a radostného bilancovania organizovane spoločne prevedenej žatvy a mlatby.</text:p>
        <text:p text:style-name="P3"/>
        <text:p text:style-name="P113"/>
        <text:p text:style-name="P113">Milan Ferko:</text:p>
        <text:p text:style-name="P3">Družstevné dožink<text:span text:style-name="T4">y</text:span></text:p>
        <text:p text:style-name="P3"><text:soft-page-break/></text:p>
        <text:p text:style-name="P11">Na javisko prídu dievčatá so spevom, za nimi mládenci s hudbou. Dievčatá sú v miestnych, krojoch (podľa možnosti), mládenci: niektorí v krojoch, iní v pracovných šatách a sväzáckych košeliach. Kde sú brigádnici, tam nech sú kostrou dožinko­vého vystúpenia. „Družba” má montérky — nech je to najlep­ší traktorista alebo pracovník zpomedzi mladých z Jednotného roľníckeho družstva, kde sa konajú dožinky. Spieva sa stará dožinková pieseň — nápev je známy v každej dedine.</text:p>
        <text:p text:style-name="P3"/>
        <text:p text:style-name="P115">Sbor, veselo, radostne :Žatva milá, žatva,</text:p>
        <text:p text:style-name="P115">vítaj s novým chlebom.</text:p>
        <text:p text:style-name="P115">Už sme všetko požali</text:p>
        <text:p text:style-name="P115">tam pod šírym nebom.</text:p>
        <text:p text:style-name="P3"/>
        <text:p text:style-name="P115">Dievčatá, držia sa za rub figliarsky k mládencom: Samoväzom žitko</text:p>
        <text:p text:style-name="P115">od konca do konca,</text:p>
        <text:p text:style-name="P115">ktorá z nás dostane</text:p>
        <text:p text:style-name="P115">švárneho mláden<text:span text:style-name="T4">c</text:span>a?</text:p>
        <text:p text:style-name="P3"/>
        <text:p text:style-name="P115"><text:soft-page-break/>Ktorej že dnes, ktorej</text:p>
        <text:p text:style-name="P115">uvijeme veniec?</text:p>
        <text:p text:style-name="P4">Tej, ktorú vyberie</text:p>
        <text:p text:style-name="P115">najkrajší mládenec.</text:p>
        <text:p text:style-name="P3"/>
        <text:p text:style-name="P115">Komuže dnes, komu</text:p>
        <text:p text:style-name="P115">dáme niesť zástavu?</text:p>
        <text:p text:style-name="P115">Tomu, čo jej podá</text:p>
        <text:p text:style-name="P115">svoju rúčku pravú.</text:p>
        <text:p text:style-name="P113"/>
        <text:p text:style-name="P115"><text:span text:style-name="T4">Bud</text:span>e to najlepší</text:p>
        <text:p text:style-name="P115">kosec — traktorista:</text:p>
        <text:p text:style-name="P115">tomu je dievčina</text:p>
        <text:p text:style-name="P115">viac už ako istá.</text:p>
        <text:p text:style-name="P3"/>
        <text:p text:style-name="P115">Sbor, za doprevodu hudby: Nech nesie zástavu</text:p>
        <text:p text:style-name="P115">a nás všetký<text:span text:style-name="T4">c</text:span>h vedie,</text:p>
        <text:p text:style-name="P115">aby len zbohatlo</text:p>
        <text:p text:style-name="P115"><text:soft-page-break/>to naše JRD.</text:p>
        <text:p text:style-name="P3"/>
        <text:p text:style-name="P11">Predseda JRD príde s putovnou zástavou a dá ju „družbo­vi”, ktorý si vyberie jednu z dievčat a postaví sa s ňou dopro­stred polkruhu. Iná vezme uvitý venček a položí jej <text:span text:style-name="T4">h</text:span>o na hla­vu. Tu tiež podobne — nech je to najlepšia pracovníčka, členka JRD. Predseda nemusí by<text:span text:style-name="T4">ť</text:span> skutočnou postavou — z pásma dá sa pochopi<text:span text:style-name="T4">ť</text:span>, o koho ide.</text:p>
        <text:p text:style-name="P3"/>
        <text:p text:style-name="P113">Dievča hovorí, obrátené k predsedovi: Milý súdruh predseda!</text:p>
        <text:p text:style-name="P4">Už sme všetko požali,</text:p>
        <text:p text:style-name="P115">kde sme čo len klas mali.</text:p>
        <text:p text:style-name="P115">Rýchle sme to zrobili</text:p>
        <text:p text:style-name="P115">a aj veniec uvili,</text:p>
        <text:p text:style-name="P115">s ním sme sa ponáhľali,</text:p>
        <text:p text:style-name="P115">ako sme len vládali,</text:p>
        <text:p text:style-name="P115">bo ste dobrý hospodár,</text:p>
        <text:p text:style-name="P115">prijmite tu od nás dar.</text:p>
        <text:p text:style-name="P11"/>
        <text:p text:style-name="P92"><text:soft-page-break/>Prinesú mu veľký dožinkový veniec, vyzdobený červenými stuhami. Spolu s ním veľký peceň chleba a iné — podľa miest­nych zvykov: na to nezabúda<text:span text:style-name="T4">ť</text:span>. Predseda dá veniec na vopred pripravené miesto, chlieb na stôl, ktorý stojí stranou. Pri ňom je aj mládenec so zástavou. Potom vystúpi do popredia a hovorí:</text:p>
        <text:p text:style-name="P3"/>
        <text:p text:style-name="P115">Ďakujem vám pekne</text:p>
        <text:p text:style-name="P115">za tie všetky krásne dary.</text:p>
        <text:p text:style-name="P115">Máme chleba do vôle,</text:p>
        <text:p text:style-name="P115">vď sme spolu siali, žali.</text:p>
        <text:p text:style-name="P3"/>
        <text:p text:style-name="P115">Teraz je nám dobre</text:p>
        <text:p text:style-name="P115">smiať sa z plných tvárí,</text:p>
        <text:p text:style-name="P115">keď sme spolu boli</text:p>
        <text:p text:style-name="P115">už od samej jari.</text:p>
        <text:p text:style-name="P3"/>
        <text:p text:style-name="P115">V našom družstve boli</text:p>
        <text:p text:style-name="P115">všetci ako bratia —</text:p>
        <text:p text:style-name="P115">pred nikým sme veru</text:p>
        <text:p text:style-name="P115"><text:soft-page-break/>nezavreli vráta.</text:p>
        <text:p text:style-name="P3"/>
        <text:p text:style-name="P115">Spoločne sme siali,</text:p>
        <text:p text:style-name="P115">orali a pleli,</text:p>
        <text:p text:style-name="P115">spoločne sme žali</text:p>
        <text:p text:style-name="P115">družstevný lán celý.</text:p>
        <text:p text:style-name="P3"/>
        <text:p text:style-name="P115">Samoviazač mali,</text:p>
        <text:p text:style-name="P115">všetky možné stroje,</text:p>
        <text:p text:style-name="P115">nikdy sme tak rýchlo</text:p>
        <text:p text:style-name="P115">nesožali pole.</text:p>
        <text:p text:style-name="P3"/>
        <text:p text:style-name="P115">Brigádnici prišli,</text:p>
        <text:p text:style-name="P115">pomohli nám vraz,</text:p>
        <text:p text:style-name="P115">dorobiť pšenicu,</text:p>
        <text:p text:style-name="P115">ovos, jačmeň, raž.</text:p>
        <text:p text:style-name="P3"/>
        <text:p text:style-name="P115">To sú <text:span text:style-name="T4">ľ</text:span>udia ako oheň,</text:p>
        <text:p text:style-name="P115"><text:soft-page-break/>vedia robiť a<text:span text:style-name="T4">j</text:span> päť smien —</text:p>
        <text:p text:style-name="P115">brigádnici ČSM.</text:p>
        <text:p text:style-name="P3"/>
        <text:p text:style-name="P115">Bez potu a driny</text:p>
        <text:p text:style-name="P115">s pesničkou šla mlatba,</text:p>
        <text:p text:style-name="P115">tak to rýchlo išlo,</text:p>
        <text:p text:style-name="P115">ako dobrá svadba.</text:p>
        <text:p text:style-name="P3"/>
        <text:p text:style-name="P115">Vymlátené zbožie</text:p>
        <text:p text:style-name="P115">hneď sme odovzdali,</text:p>
        <text:p text:style-name="P115">aby všetci pracujúci</text:p>
        <text:p text:style-name="P115">chlebíka dosť mali.</text:p>
        <text:p text:style-name="P3"/>
        <text:p text:style-name="P115">Aby naši robotníci,</text:p>
        <text:p text:style-name="P115">keď nám dali stroje,</text:p>
        <text:p text:style-name="P115">tešili sa spolu s nami</text:p>
        <text:p text:style-name="P115">pri bohatom stole.</text:p>
        <text:p text:style-name="P3"/>
        <text:p text:style-name="P115"><text:soft-page-break/>Preto sa my môžeme dnes</text:p>
        <text:p text:style-name="P115">veseliť a smiať:</text:p>
        <text:p text:style-name="P115">v družstve sme sa spriatelili,</text:p>
        <text:p text:style-name="P115">poďme tancovať.</text:p>
        <text:p text:style-name="P3"/>
        <text:p text:style-name="P115">Hraj, muzika, hraj,</text:p>
        <text:p text:style-name="P115">rozohrej nám žily,</text:p>
        <text:p text:style-name="P115">by sme dvesto rokov aj</text:p>
        <text:p text:style-name="P115">v družstve dobre žili!</text:p>
        <text:p text:style-name="P3"/>
        <text:p text:style-name="P115">Hraj, muzika, čardáš,</text:p>
        <text:p text:style-name="P115">chcem sa vyzvŕtať.</text:p>
        <text:p text:style-name="P4">Nech nám žije družstvo,</text:p>
        <text:p text:style-name="P115">naša vlasť, náš štát.</text:p>
        <text:p text:style-name="P10"><text:span text:style-name="T1"/></text:p>
        <text:p text:style-name="P93"><text:span text:style-name="T1">Ako hovorí, zdvihne pohár a spolu s ostatnými pripíja. Chy­tí niektoré z dievča</text:span><text:span text:style-name="T2">t, </text:span><text:span text:style-name="T1">muzika spustí: „Tancuj, tancuj, vykrú­caj...“ a predseda tancuje sólo. Ostatní spievajú, podupkávajú, a tlieskajú.</text:span></text:p>
        <text:p text:style-name="P3"/>
        <text:p text:style-name="P115"><text:soft-page-break/>Tancuj, tancuj, vykrúcaj,</text:p>
        <text:p text:style-name="P115">vykrúcaj,</text:p>
        <text:p text:style-name="P115">len mi piecku nezrúcaj,</text:p>
        <text:p text:style-name="P115">nezrúcaj,</text:p>
        <text:p text:style-name="P115">dobrá piecka na zimu,</text:p>
        <text:p text:style-name="P115">na zimu</text:p>
        <text:p text:style-name="P115">nemá každý perinu, perinu:</text:p>
        <text:p text:style-name="P115">tralala...</text:p>
        <text:p text:style-name="P115"/>
        <text:p text:style-name="P4">Pobil cigán cigánku, cigánku,</text:p>
        <text:p text:style-name="P115">po zelenom župánku, župánku.</text:p>
        <text:p text:style-name="P3"/>
        <text:p text:style-name="P115">Cigánečka cigána, cigána</text:p>
        <text:p text:style-name="P115">po <text:span text:style-name="T4">z</text:span>adečkách vidlama, v<text:span text:style-name="T4">i</text:span>dlama:</text:p>
        <text:p text:style-name="P115">tralala...</text:p>
        <text:p text:style-name="P11"/>
        <text:p text:style-name="P92">Pri druhom verši pripoja sa všetci do tanca a <text:span text:style-name="T4">t</text:span>ancujú v dvojiciach. Ku koncu utvoria dva kruhy a tancujú čardáš do ko­la. Zakončia, zasa sa postavia do polkruhu. <text:soft-page-break/>Vystúpi sväzák <text:span text:style-name="T4">a</text:span> hovorí:</text:p>
        <text:p text:style-name="P3"/>
        <text:p text:style-name="P113">Tak,</text:p>
        <text:p text:style-name="P4">máme sa prečo smiať,</text:p>
        <text:p text:style-name="P115">veseliť, tancovať.</text:p>
        <text:p text:style-name="P3"/>
        <text:p text:style-name="P113">Prv u boháčov</text:p>
        <text:p text:style-name="P3">sedliaci prosievali oldomáš,</text:p>
        <text:p text:style-name="P3">pok<text:span text:style-name="T4">or</text:span>ne ďakovali za hrs<text:span text:style-name="T4">ť</text:span> žita.</text:p>
        <text:p text:style-name="P3"/>
        <text:p text:style-name="P115">Dnes toto pole, tento chli<text:span text:style-name="T4">e</text:span>b</text:p>
        <text:p text:style-name="P115">je náš,</text:p>
        <text:p text:style-name="P3">panuje nad ním ruka praco­vitá</text:p>
        <text:p text:style-name="P4">a odkrojí si krajec podľa</text:p>
        <text:p text:style-name="P115">chuti.</text:p>
        <text:p text:style-name="P3"/>
        <text:p text:style-name="P115">A v tejto žatve poznali sme,</text:p>
        <text:p text:style-name="P115">kto nám je súdruh a kto ne­priateľ.</text:p>
        <text:p text:style-name="P3"><text:soft-page-break/></text:p>
        <text:p text:style-name="P115">Nemožno uhnúť z tejto cesty</text:p>
        <text:p text:style-name="P115">veď po nej budujeme mier.</text:p>
        <text:p text:style-name="P11"/>
        <text:p text:style-name="P92">Všetci začnú spieva<text:span text:style-name="T4">ť</text:span> <text:span text:style-name="T4">ď</text:span>alšiu dožinkovú pieseň. Nápev je v každej obci takmer iný. Možno spieva<text:span text:style-name="T4">ť</text:span> na melódiu: „Spievanky, spievanky...<text:span text:style-name="T6">”</text:span></text:p>
        <text:p text:style-name="P3"/>
        <text:p text:style-name="P116">Všetko sme požali —</text:p>
        <text:p text:style-name="P116">podmietkou zorali</text:p>
        <text:p text:style-name="P116">na družstevnom poli —</text:p>
        <text:p text:style-name="P116">hlava nás nebolí.</text:p>
        <text:p text:style-name="P3"/>
        <text:p text:style-name="P116">Susedovo pole</text:p>
        <text:p text:style-name="P116">je skala na skale,</text:p>
        <text:p text:style-name="P116">úbohá je žnica,</text:p>
        <text:p text:style-name="P116">čo sa jej dostane.</text:p>
        <text:p text:style-name="P3"/>
        <text:p text:style-name="P116">Dievča začne hovori<text:span text:style-name="T5">ť</text:span>: Jedno sme pokosili —</text:p>
        <text:p text:style-name="P116"><text:soft-page-break/>začína druhé rásť</text:p>
        <text:p text:style-name="P116">a tým, čo s nami nejdú</text:p>
        <text:p text:style-name="P116">burina kričí z brázd.</text:p>
        <text:p text:style-name="P113"/>
        <text:p text:style-name="P5">Sbor spieva: <text:span text:style-name="T5">(</text:span>vi<text:span text:style-name="T5">ď</text:span> prílohu!) (Čia je to rolička nezoraná)</text:p>
        <text:p text:style-name="P116">(mojeho tacíč<text:span text:style-name="T5">k</text:span>a zanedzbaná).</text:p>
        <text:p text:style-name="P116"/>
        <text:p text:style-name="P116">Mládenec :Pravdaže mu je rola zane­dbaná,</text:p>
        <text:p text:style-name="P116">keď má len kosu, a tá je planá.</text:p>
        <text:p text:style-name="P116">Nám to už ľahšie ide —</text:p>
        <text:p text:style-name="P116">poďte s nami,</text:p>
        <text:p text:style-name="P116">pomôžeme vám traktormi</text:p>
        <text:p text:style-name="P116">a kombajnami.</text:p>
        <text:p text:style-name="P116"/>
        <text:p text:style-name="P5">Dievčatá spievajú: (vi<text:span text:style-name="T5">ď</text:span> prílohu!) Zaspal Janík na výhone,</text:p>
        <text:p text:style-name="P116"><text:span text:style-name="T5">z</text:span>ajali mu štyri kone.</text:p>
        <text:p text:style-name="P5">Mládenec: Bodaj by sa neunavil,</text:p>
        <text:p text:style-name="P116">musel ľahnúť, chvíľku spať:</text:p>
        <text:p text:style-name="P116"><text:soft-page-break/>Nám mašiny ušetria síl —</text:p>
        <text:p text:style-name="P116">môžme ľahko pracovať.</text:p>
        <text:p text:style-name="P5"/>
        <text:p text:style-name="P116">Mládenec spieva sólo: Oraly by moje volky, oraly,</text:p>
        <text:p text:style-name="P116">keby maly pohoniča z Oravy...</text:p>
        <text:p text:style-name="P116"/>
        <text:p text:style-name="P116"><text:span text:style-name="T5">I</text:span>ný sólista hovorí: Ale ako oravského pohoniča?</text:p>
        <text:p text:style-name="P116">Ten má družstvo — záhradu.</text:p>
        <text:p text:style-name="P116">A keď skončí svoju prácu —</text:p>
        <text:p text:style-name="P116">ide stavať Priehradu.</text:p>
        <text:p text:style-name="P2"><text:span text:style-name="T1"/></text:p>
        <text:p text:style-name="P121"><text:span text:style-name="T1">Nechce chodiť na výmienk</text:span><text:span text:style-name="T3">y,</text:span></text:p>
        <text:p text:style-name="P121"><text:span text:style-name="T1">nechce </text:span><text:span text:style-name="T3">p</text:span><text:span text:style-name="T1">oznať driny:</text:span></text:p>
        <text:p text:style-name="P121"><text:span text:style-name="T1">pre svoj i pre naše domky</text:span></text:p>
        <text:p text:style-name="P121"><text:span text:style-name="T1">chce vyrobiť elektriny.</text:span></text:p>
        <text:p text:style-name="P3"/>
        <text:p text:style-name="P116">To znamená — menej potu,</text:p>
        <text:p text:style-name="P116">viacej chleba pre náš dom,</text:p>
        <text:p text:style-name="P116">menej hrešiť na robotu,</text:p>
        <text:p text:style-name="P116"><text:soft-page-break/>kráčať s nami za družstvom!</text:p>
        <text:p text:style-name="P6"/>
        <text:p text:style-name="P117">Dievča: Kto nie je členom JRD —</text:p>
        <text:p text:style-name="P3">tomu sa takto povedie:</text:p>
        <text:p text:style-name="P3"/>
        <text:p text:style-name="P113">Sbor spieva na melódiu „Na zelených lúkach...”: Na vrabcoch orával,</text:p>
        <text:p text:style-name="P5">na pipíškach mlácil</text:p>
        <text:p text:style-name="P116">(tak mu treba),</text:p>
        <text:p text:style-name="P116">pipíška skapala</text:p>
        <text:p text:style-name="P116">— už si dosedlačil.</text:p>
        <text:p text:style-name="P7"/>
        <text:p text:style-name="P118">Sbor recituje: Tak mu treba!</text:p>
        <text:p text:style-name="P3">Nám nechýba nikdy chleba.</text:p>
        <text:p text:style-name="P3"/>
        <text:p text:style-name="P113">Všetci spievajú na melódiu: Hrmelo, pršalo...”</text:p>
        <text:p text:style-name="P3"/>
        <text:p text:style-name="P116">Bože nám pomáhaj,</text:p>
        <text:p text:style-name="P116">všetko nám dobré daj!</text:p>
        <text:p text:style-name="P5"><text:soft-page-break/>Daj zdravia a chleba</text:p>
        <text:p text:style-name="P116">však nám viac netreba.</text:p>
        <text:p text:style-name="P116"/>
        <text:p text:style-name="P5">Umrel skupáň Jano</text:p>
        <text:p text:style-name="P116">od žiaľu pre volky,</text:p>
        <text:p text:style-name="P116">skapaly mu ráno,</text:p>
        <text:p text:style-name="P116">keď šly do stodôlky.</text:p>
        <text:p text:style-name="P8"/>
        <text:p text:style-name="P119">Mládenec: Tí budú takto gazdovať,</text:p>
        <text:p text:style-name="P3">čo chcú sami pracovať.</text:p>
        <text:p text:style-name="P5"/>
        <text:p text:style-name="P116">Nám radosť ešte vzrastie,</text:p>
        <text:p text:style-name="P116">k blahobytu povedie,</text:p>
        <text:p text:style-name="P116"><text:span text:style-name="T5">n</text:span>aše družstvo preradíme</text:p>
        <text:p text:style-name="P116">na tretí typ JRD.</text:p>
        <text:p text:style-name="P9"/>
        <text:p text:style-name="P120">Všetci: Hraj, muzika, čardáš,</text:p>
        <text:p text:style-name="P3">chceme tancovať.</text:p>
        <text:p text:style-name="P5"><text:soft-page-break/>Nech nám žije družstvo,</text:p>
        <text:p text:style-name="P116">naša vlasť a štát.</text:p>
        <text:p text:style-name="P11"/>
        <text:p text:style-name="P92">Všetci tancujú, no niekoľko párov postúpi vpred a spieva spolu s ostatnými na melódiu „Ešte som sa neoženil...”</text:p>
        <text:p text:style-name="P3"/>
        <text:p text:style-name="P116">Naše družstvo milujeme</text:p>
        <text:p text:style-name="P116">ako nič na svete.</text:p>
        <text:p text:style-name="P5">Naše polia — to sú zeme</text:p>
        <text:p text:style-name="P116">akých nenájdete.</text:p>
        <text:p text:style-name="P3"/>
        <text:p text:style-name="P116">Márne kde-kto ruky sp<text:span text:style-name="T5">í</text:span>na,</text:p>
        <text:p text:style-name="P116">drží na úzkom švíku —</text:p>
        <text:p text:style-name="P116">my budeme pracovať</text:p>
        <text:p text:style-name="P116">vždy len pre Republiku.</text:p>
        <text:p text:style-name="P3"/>
        <text:p text:style-name="P116"><text:span text:style-name="T5">Ž</text:span>atva končí a na jeseň</text:p>
        <text:p text:style-name="P116">rozorieme medze.</text:p>
        <text:p text:style-name="P5"><text:soft-page-break/>Nám sa veru bez družstva viac</text:p>
        <text:p text:style-name="P116">pracovať už nechce.</text:p>
        <text:p text:style-name="P3"/>
        <text:p text:style-name="P116">Kolečká sa obracajú,</text:p>
        <text:p text:style-name="P116">pšenička sa mele:</text:p>
        <text:p text:style-name="P116">kulak hreší — družstevníci</text:p>
        <text:p text:style-name="P116">idú na veselie.</text:p>
        <text:p text:style-name="P11"/>
        <text:p text:style-name="P92">Pri opakovaní poslednej sloky nech mládenci i dievčatá sostúpia s pódia a berú do tanca z prítomných, aby sa tak nenú­tene prešlo do zábavy.</text:p>
        <text:p text:style-name="P11">Okrem toho môže sa do programu vsunúť iná pieseň, pásmo upravi<text:span text:style-name="T5">ť</text:span>, prípadne rozšíriť. Vhodný materiál na doplnenie nájdete v časopise Kultúrny materiál (júl), ktorý vydáva na­kladateľstvo Smen<text:span text:style-name="T5">a</text:span> v Bratislave a ktorý dostanete na Okres­ných výboroch ČSM. Môže sa napríklad zahrať agitka o JRD, zarecitovať báseň Ctibora <text:span text:style-name="T5">Ští</text:span>tnického: Jarná pieseň družstev­níka, Hviezdoslavova: Žatva ap. Dobrou vložkou programu je napr. recitácia žartovnej básne: Balada o neuvedomelej krave, ktorá je v Kultúrnom materiáli na apríl. S chuťou do nacvičo­vania!</text:p>
        <text:h text:style-name="P97" text:outline-level="4"/>
        <text:p text:style-name="P3"><text:soft-page-break/>Fr. Zima</text:p>
        <text:h text:style-name="P97" text:outline-level="2"><text:bookmark-start text:name="bookmark9"/>V čase ža<text:span text:style-name="T5">t</text:span>vy<text:bookmark-end text:name="bookmark9"/></text:h>
        <text:p text:style-name="P3">(Jednoaktovka )</text:p>
        <text:p text:style-name="P11"/>
        <text:p text:style-name="P92">Miesto: ma gazdovstve dedinského boháča.</text:p>
        <text:p text:style-name="P11">čas: prítomnosť.</text:p>
        <text:p text:style-name="P11"/>
        <text:p text:style-name="P92">Dedinsý boháč (najedol sa, odtíska tanier, stone):: Ej, ej. Dobré to bolo, Rózka!... (Grgne sa mu.) Darmo, kuracinka je predsa len najlepšie jedlo v stredtýždni aj teraz... Iba že ma trochu reže remeň, aby to porantalo!</text:p>
        <text:p text:style-name="P11">Rózka (jeho žena): Popusť si ho o dierku!</text:p>
        <text:p text:style-name="P11">Ded. boháč (zlostne): Len táraj, táraj, ty vetro­plach... Veď na remeni už nemám dierku! ... Aj túto poslednú som si musel sám urobiť krivákom... Dnešní výrobcovia remeňov si myslia, že dnes už chlapi nie sú takí mohutní v páse ako ja! (Rozviaže si remeň.)</text:p>
        <text:p text:style-name="P11">Rózka (pohoršene): Čo to robí? Vari si len nejde rozopnúť aj rázporok pri stole?</text:p>
        <text:p text:style-name="P11">Ded. boháč: <text:span text:style-name="T5">Č</text:span>ože zapáraš?... Pri stole, či nie pri stole: musím popustiť pár gombičiek, keď ma tlačí!. ...Či ma má vari radšej poraziť?</text:p>
        <text:p text:style-name="P11"><text:soft-page-break/>Rózka (shrbuje kosti s tanierov): Žilu by ti bolo treba pustiť!</text:p>
        <text:p text:style-name="P11">Ded. boháč (zlostne): Ešteže čo! Veď mi práve te­raz pustili žilou pre trochu dohánu, vypestovaného bez povolenia!</text:p>
        <text:p text:style-name="P11">Rózka (berie sa von): Hodím kosti psovi...</text:p>
        <text:p text:style-name="P11">Ded. boháč: Počkaj... Vydrž!</text:p>
        <text:p text:style-name="P11">Rózka: Prečo?</text:p>
        <text:p text:style-name="P11">Ded. boháč: Takto by sa čeľaď dozvedela, že my inšie jeme ako ona... (Zlostne): Istotne lelkuje aj teraz kdesi po dvore!</text:p>
        <text:p text:style-name="P11">Rózka: Obeduje.</text:p>
        <text:p text:style-name="P11">Ded. boháč (poklepáva na stôl): Obeduje, obeduje... Dokedy?... Nevieš mu dať tak málo, aby nezmárnil celú štvrťhodinu! (Stone): Aj to je už prejav dnešného ducha...</text:p>
        <text:p text:style-name="P11">Rózka (si vzdychne): To je pravda... A veď dala som mu len za tanier zemiakovej polievky s kúskom chleba...</text:p>
        <text:p text:style-name="P11">Ded. boháč: No vidíš, iste prežúva aj polievku, aby pretiahol čas... Za moje peniaze!... A keby zazrel kosti, vieš ako by frflal, že my jeme kuracinu!... Pravda­že aj on má taký fajnový žalúdok ako my! (Odtisne sto­ličku, odfukujúc vstane.) Idem, pozriem mu na prsty!... Nie preto mám sluhu, aby sa mi vykŕmil ani mangulice! (Ide, <text:soft-page-break/>po pár krokoch zastane): Bodaj ho páralo aj s kraj­čírom! Takto mi spadnú nohavice!... (Stonúc, zapne si nohavice a remeň.) Hrozný je ten dnešný život, darmo!... (Vyjde.)</text:p>
        <text:p text:style-name="P11">Ded. boháč (Vonku prší): Čo bude, hej? Neuťahuj sa v chládku, keď si sa najedol! Do večera aby si mal po­kosené!</text:p>
        <text:p text:style-name="P11">Jano (hryzúc chlieb): Veď len teraz som prišiel do kôlne... Nuž, pán môj... viete, aj by som sa už vrátil, lenže zdá sa, že počasie...</text:p>
        <text:p text:style-name="P11">Ded. boháč: Hej, aj počasie sa blaznie... Práve vtedy sa pustí liať, keď sa na mojom robí!</text:p>
        <text:p text:style-name="P11">Jano : Ej, zíde sa dáždik, zíde! Na kukuricu, na ze­miaky, aj na repu...</text:p>
        <text:p text:style-name="P11">Ded. boháč: Na akú repu, čo! A či som ja tohto roku sial repu? Však si ty vlastnoručne sial všetko, a ani len to si si nezapamätal!? No, pekná čeľaď je to dnes, len čo je pravda!</text:p>
        <text:p text:style-name="P11">Jano: Nemyslím ja na vašu siatbu, ale na družstev­nú, v susedstve... až srdce plesá pri pohľade na ňu...</text:p>
        <text:p text:style-name="P11">Ded. boháč: Čo to vravíš? Tvojho patróna! Koho to chváliš? Komunistov? Čo? Mojich nepriateľov? Čo teba do nich! Koho chlieb ješ? Ich, či môj?</text:p>
        <text:p text:style-name="P11">Jano: Nie, ani ich, ani váš, ale môj!</text:p>
        <text:p text:style-name="P11"><text:soft-page-break/>Ded. boháč: Vidíš ho! Svoj??? Odkedy? A vari sú tvoje tieto jutrá? 38 ich mám! A či vari nie sú moje? Há?</text:p>
        <text:p text:style-name="P11">Jano: Pole je na vašom mene, ale ja pracujem na ňom. A keď si zarobím na jedlo, potom už ten chlieb nie je váš, ale môj!</text:p>
        <text:p text:style-name="P11">Ded. <text:span text:style-name="T5">b</text:span>oháč: Hm, ale sa ti otvoril mozog! Bude mú­drejšie, ak v nedeľu popoludní nebudeš kradnúť čas vy­sedávaním v družstve, to ti hovorím... Choď namiesto toho radšej do krčmy! Na pohár piva!...</text:p>
        <text:p text:style-name="P11">(Prestane pršať.)</text:p>
        <text:p text:style-name="P11">Jano: V krčme také múdrosti nenasbieram ako v družstve!</text:p>
        <text:p text:style-name="P11">Ded. boháč: Múdrosti! Sluha musí byť usilovný, a nie múdry!... (Kričí.) Ak treba rozum, na to som tu ja! Keď treba robiť, na to si ty!... To je naša deľba práce! To si zachovaj!</text:p>
        <text:p text:style-name="P11">Jano: Nuž taká deľba práce...</text:p>
        <text:p text:style-name="P11">Ded. boháč (skočí mu do reči): Prestalo pršať! Ber <text:span text:style-name="T5">s</text:span>i kosu a rušaj! Len sa usiluj, aby ti to netrvalo do pol­noci! Lebo kým neskončíš, nezaslúžiš si večeru!</text:p>
        <text:p text:style-name="P11">Jano (začudovane): Vari nechcete, aby som skosil žito mokré?</text:p>
        <text:p text:style-name="P11">Ded. boháč: Mokré, nemokré, robota ti musí ísť od ruky!</text:p>
        <text:p text:style-name="P11">Jano: <text:span text:style-name="T5">Č</text:span>o bude hodná taká robota? Žito sa zaparí, splesnivie... To chcete?</text:p>
        <text:p text:style-name="P11"><text:soft-page-break/>Ded. boháč (zlostne): To nie je starosť sluhova, lež gazdova! Ber si kosu a rušaj!</text:p>
        <text:p text:style-name="P11">Jano: Tak som počul, že ak treba rozumom pohýbať, na to ste tu vy...</text:p>
        <text:p text:style-name="P11">Ded. boháč: Nuž a teda?!</text:p>
        <text:p text:style-name="P11">Jano: Že ste tu vy, to vidím! Ale čo sa týka toho rozumu...</text:p>
        <text:p text:style-name="P11">Ded. boháč (zúrivo): Čo papuľuješ?</text:p>
        <text:p text:style-name="P11">Jano: Nie tak zhurta!... Keby ste mali rozum, ne­dali by ste taký rozkaz! Z mokrého žita... (začne sa ticho smiať): Hahaha...</text:p>
        <text:p text:style-name="P11">Ded. boháč: Sprostý si ty na to, Jano! Veď teraz treba zbožie aj odviesť... To nevieš?</text:p>
        <text:p text:style-name="P11">Jano: Akože by som nevedel? Viem!</text:p>
        <text:p text:style-name="P11">Ded. boháč: Tak teda? Na meter príde menej mo­krého zbožia, a viac zostane tvojmu gazdovi... Hahaha... Vláda aj tak dal rozkaz, aby sa ponáhľalo so žatvou! Nuž dobrý gazda ich v tomto do litery počúvne! Aj keď sa bude liať. Hahaha!</text:p>
        <text:p text:style-name="P11">Jano (pohoršene naň hľadí, ruku sovrie v päsť.)</text:p>
        <text:p text:style-name="P11">Ded. boháč (zlomyseľne): Takto sa im vypomstím za všetky ich predpisy, za všetko obchádzanie... (Zaziape na Jana): Čože tu ešte stojíš? Nesabotuj! Ber sa!</text:p>
        <text:p text:style-name="P11">Jano: Idem do maštale...</text:p>
        <text:p text:style-name="P11">Ded. boháč (kričí): Povedal som ti, aby si šiel kosiť!</text:p>
        <text:p text:style-name="P11"><text:soft-page-break/>Jano (hrdo): Ja nepokvárim úrodu!</text:p>
        <text:p text:style-name="P11">Ded. boháč (lapá vzduch): Teda ma neposlúchneš? (Vyhrážavo): Ty!...</text:p>
        <text:p text:style-name="P11">Jano (odhodlane): No povedzte, ak máte smelosť!</text:p>
        <text:p text:style-name="P11">Ded. boháč (kričí): Ty — komunista!</text:p>
        <text:p text:style-name="P11">Jano (sa usmeje): Týmto ste ma chceli uraziť?... To je pochvala! (Trochu smutne): I keď nie som v strane!</text:p>
        <text:p text:style-name="P11">Ded boháč (dusí sa od zlosti): Čo?... Ty... ty... Toto je odmena, že som ťa choval toľké roky? Na jednej strave s nami?!</text:p>
        <text:p text:style-name="P11">Rózka (vyjde a zavolá): Bundáš!... Poď sem! Vy­hrabe mu kosti.) Na! (Vráti sa do domu.)</text:p>
        <text:p text:style-name="P11">Jano: So psom máte jednu stravu, ako vidím... Nie so mnou!</text:p>
        <text:p text:style-name="P11">Ded. boháč: Ten za ňu aspoň poslúcha, a nie ako dnešná čeľaď!</text:p>
        <text:p text:style-name="P11">Jano: To vás bolí, že sa vám čeľaď už nekorí ako hoviadka! Nerozčuľujte sa preto!... Ak ja pôjdem kosiť, žito musí v hrstiach a v krížoch preschnúť!</text:p>
        <text:p text:style-name="P11">Ded. boháč: <text:span text:style-name="T5">Č</text:span>o? Ty ma budeš dirigovať? Sluha mi bude predpisovať, čo mám robiť so svojou úrodou!</text:p>
        <text:p text:style-name="P11">Jano (tvrdo): Keď odovzdáte predpísaný kontingent, urobte si so svojou úrodou čo chcete... Ale dovtedy... dám pozor...</text:p>
        <text:p text:style-name="P11"><text:soft-page-break/>Ded. boháč (zreve): Na mňa? V mojom?</text:p>
        <text:p text:style-name="P11">Jano: Aj na našom poli sa rodí chlieb pre celý štát... Pre tých robotníkov, ktorí pracujú, aby ste vy mali čižmy, nohavice... A tú šnúrku by ste si mohli strčiť do rázporka...</text:p>
        <text:p text:style-name="P11">Ded. boháč (sa dusí, ide ho šľak trafiť).</text:p>
        <text:p text:style-name="P11">Jano (priskočí k nemu): No, čo vám je, gazda? Zle vám ostalo?</text:p>
        <text:p text:style-name="P11">Ded. boháč (hrozí päsťou): Moje pole!... Moja úro­da!... Tu ja rozkazujem!... Cht... cht... (svalí sa na stenu).</text:p>
        <text:p text:style-name="P11">Jano (zachytí ho, s malým pohnutím v hlase): No, no, utíšte sa, upokojte... Ech, ale ste ťažký... (Zakričí do kuchyne): Gazdiná, poďte sem!</text:p>
        <text:p text:style-name="P11">Rózka (vybehne): <text:span text:style-name="T5">Č</text:span>o je? (Preľakne sa.) Bože, čo sa stalo?</text:p>
        <text:p text:style-name="P11">Jano: Nič... Zle mu prišlo... Treba ho uložiť...</text:p>
        <text:p text:style-name="P11">(Odnesú ho dnu.)</text:p>
        <text:p text:style-name="P11">Ded. boháč (lapá povetrie): Cht.. Cht.. Tu ja... roz-ka-zu-jem! Ja... ja...</text:p>
        <text:p text:style-name="P11">Rózka: Však som povedala, že mu treba pusti<text:span text:style-name="T5">ť</text:span> žilou!</text:p>
        <text:p text:style-name="P11">Jano: Veru, zišlo by sa, a to poriadne, aby vyšlo z ne­ho všetko zlé! (Ide k dverám.) Idem do maštale, poriadim <text:span text:style-name="T5">s</text:span>tatok.</text:p>
        <text:p text:style-name="P3"/>
        <text:p text:style-name="P113"><text:soft-page-break/>(Opona.)</text:p>
        <text:p text:style-name="P3"/>
        <text:p text:style-name="P113">Heslá k dožinkovým slávnostiam</text:p>
        <text:p text:style-name="P94"/>
        <text:p text:style-name="P96">Po spoločne vykonanej žatve — do spoločných jesenných osevov!</text:p>
        <text:p text:style-name="P3"/>
        <text:p text:style-name="P113">Keď chceme mať viacej chleba — dobré JRD nám treba!</text:p>
        <text:p text:style-name="P94"/>
        <text:p text:style-name="P96">Spoločne sme žali, spoločne mlátime, spoločne pôjdeme aj do jesenných prác!</text:p>
        <text:p text:style-name="P94"/>
        <text:p text:style-name="P96">Roľníci do JRD — JRD k spoločnému obrábaniu pôdy — dedina k blahobytu!</text:p>
        <text:p text:style-name="P3"/>
        <text:p text:style-name="P113">Roľnícke ženy-družstevníčky — pracujú v JRD pre mier!</text:p>
        <text:p text:style-name="P3"/>
        <text:p text:style-name="P113">Veľkovýroba na Štátnych majetkoch — vzor pre naše J<text:span text:style-name="T5">R</text:span>D!</text:p>
        <text:p text:style-name="P94"/>
        <text:p text:style-name="P96">Štátne strojové stanice — pomocná ruka robotníckej triedy malému a strednému roľníkovi!</text:p>
        <text:p text:style-name="P94"><text:soft-page-break/></text:p>
        <text:p text:style-name="P96">Dedinský boháč — vykorisťovateľ a nepriateľ malého a stredného roľníka!</text:p>
        <text:p text:style-name="P94"/>
        <text:p text:style-name="P96">Na americké bomby na Kórei a na mandelinku zemiakovú u nás odpovieme spoločnými jesennými prácami!</text:p>
        <text:p text:style-name="P94"/>
        <text:p text:style-name="P96">Spoločná práca lepšie sa vypláca!</text:p>
        <text:p text:style-name="P3"/>
        <text:p text:style-name="P113">Spoločným obrábaním pôdy v JRD — k blahobytu a mieru!</text:p>
        <text:p text:style-name="P3"/>
        <text:p text:style-name="P113">Zabezpečenie výživy národa — posilnenie svetového mieru!</text:p>
        <text:p text:style-name="P94"/>
        <text:p text:style-name="P96">Robotník pre roľníka stroje, textil, obuv — roľník pre robotníka obilie priamo od mláťačky!</text:p>
        <text:p text:style-name="P3"/>
        <text:p text:style-name="P94">Mládež v JRD — nový život na dedine!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minolta_c323040313400</dc:title>
    <dc:subject/>
    <meta:initial-creator/>
    <meta:keyword/>
    <dc:date>2023-04-04T22:55:58.787000000</dc:date>
    <meta:editing-duration>PT3S</meta:editing-duration>
    <meta:editing-cycles>1</meta:editing-cycles>
    <meta:document-statistic meta:table-count="0" meta:image-count="0" meta:object-count="0" meta:page-count="27" meta:paragraph-count="308" meta:word-count="2740" meta:character-count="16618" meta:non-whitespace-character-count="14152"/>
    <meta:generator>LibreOffice/5.4.2.2$Windows_x86 LibreOffice_project/22b09f6418e8c2d508a9eaf86b2399209b0990f4</meta:generator>
  </office:meta>
</office:document-meta>
</file>